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67.286cm" fo:min-width="66.8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0.898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6cm" draw:shadow="hidden"/>
      <style:paragraph-properties style:writing-mode="lr-tb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9.1cm" svg:height="69.3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74.4cm" svg:x2="5cm" svg:y2="59.3cm">
          <text:p/>
        </draw:line>
        <draw:frame draw:style-name="gr3" draw:text-style-name="P3" draw:layer="layout" svg:width="16cm" svg:height="4.036cm" svg:x="5cm" svg:y="64cm">
          <draw:text-box>
            <text:p><text:span text:style-name="T1">151 cm</text:span></text:p>
          </draw:text-box>
        </draw:frame>
        <draw:frame draw:style-name="gr4" draw:text-style-name="P3" draw:layer="layout" svg:width="16cm" svg:height="6.5cm" svg:x="33.5cm" svg:y="0.5cm">
          <draw:text-box>
            <text:p><text:span text:style-name="T1">559 cm</text:span></text:p>
          </draw:text-box>
        </draw:frame>
        <draw:frame draw:style-name="gr5" draw:text-style-name="P3" draw:layer="layout" svg:width="16cm" svg:height="6.25cm" svg:x="76.13cm" svg:y="47.57cm">
          <draw:text-box>
            <text:p><text:span text:style-name="T1">522 cm</text:span></text:p>
          </draw:text-box>
        </draw:frame>
        <draw:line draw:style-name="gr2" draw:text-style-name="P2" draw:layer="layout" svg:x1="74.099cm" svg:y1="22.099cm" svg:x2="74.099cm" svg:y2="5cm">
          <text:p/>
        </draw:line>
        <draw:custom-shape draw:style-name="gr6" draw:text-style-name="P5" draw:layer="layout" svg:width="6cm" svg:height="10.181cm" svg:x="90.322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16cm" svg:height="6.5cm" svg:x="75.5cm" svg:y="13.5cm">
          <draw:text-box>
            <text:p><text:span text:style-name="T1">171 cm</text:span></text:p>
          </draw:text-box>
        </draw:frame>
        <draw:frame draw:style-name="gr4" draw:text-style-name="P3" draw:layer="layout" svg:width="16cm" svg:height="6.5cm" svg:x="6.25cm" svg:y="28cm">
          <draw:text-box>
            <text:p><text:span text:style-name="T1">542 cm</text:span></text:p>
          </draw:text-box>
        </draw:frame>
        <draw:line draw:style-name="gr2" draw:text-style-name="P2" draw:layer="layout" svg:x1="18.3cm" svg:y1="74.3cm" svg:x2="5cm" svg:y2="74.3cm">
          <text:p/>
        </draw:line>
        <draw:line draw:style-name="gr2" draw:text-style-name="P2" draw:layer="layout" svg:x1="74.1cm" svg:y1="5cm" svg:x2="60.9cm" svg:y2="5cm">
          <text:p/>
        </draw:line>
        <draw:frame draw:style-name="gr3" draw:text-style-name="P3" draw:layer="layout" svg:width="16cm" svg:height="4.036cm" svg:x="6.25cm" svg:y="76.25cm">
          <draw:text-box>
            <text:p><text:span text:style-name="T1">133 cm</text:span></text:p>
          </draw:text-box>
        </draw:frame>
        <draw:frame draw:style-name="gr4" draw:text-style-name="P3" draw:layer="layout" svg:width="16cm" svg:height="6.5cm" svg:x="62.5cm" svg:y="0.05cm">
          <draw:text-box>
            <text:p><text:span text:style-name="T1">132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3-03T16:39:15.210000000</dc:date>
    <meta:editing-duration>PT1H26M52S</meta:editing-duration>
    <meta:editing-cycles>52</meta:editing-cycles>
    <meta:generator>LibreOffice/7.0.4.2$Windows_X86_64 LibreOffice_project/dcf040e67528d9187c66b2379df5ea4407429775</meta:generator>
    <meta:document-statistic meta:object-count="13"/>
  </office:meta>
</office:document-meta>
</file>